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P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sub>
                <math:mi>P</math:mi>
                <math:mn>0</math:mn>
              </math:msub>
              <math:mo math:stretchy="false">+</math:mo>
              <math:mi>t</math:mi>
            </math:mrow>
          </math:mrow>
          <math:mstyle math:fontweight="bold">
            <math:mrow>
              <math:mover math:accent="true">
                <math:mi>v</math:mi>
                <math:mo math:stretchy="false">→</math:mo>
              </math:mover>
            </math:mrow>
          </math:mstyle>
        </math:mrow>
      </math:mtr>
      <math:mtr>
        <math:mrow>
          <math:mi>Q</math:mi>
          <math:mrow>
            <math:mrow>
              <math:mo math:stretchy="false">(</math:mo>
              <math:mi>s</math:mi>
              <math:mo math:stretchy="false">)</math:mo>
            </math:mrow>
            <math:mo math:stretchy="false">=</math:mo>
            <math:mrow>
              <math:msub>
                <math:mi>Q</math:mi>
                <math:mn>0</math:mn>
              </math:msub>
              <math:mo math:stretchy="false">+</math:mo>
              <math:mi>s</math:mi>
            </math:mrow>
          </math:mrow>
          <math:mstyle math:fontweight="bold">
            <math:mrow>
              <math:mover math:accent="true">
                <math:mi>w</math:mi>
                <math:mo math:stretchy="false">→</math:mo>
              </math:mover>
            </math:mrow>
          </math:mstyle>
        </math:mrow>
      </math:mtr>
      <math:mtr/>
      <math:mtr>
        <math:mrow>
          <math:mrow>
            <math:msub>
              <math:mi>P</math:mi>
              <math:mn>0</math:mn>
            </math:msub>
            <math:mo math:stretchy="false">+</math:mo>
            <math:mi>t</math:mi>
          </math:mrow>
          <math:mstyle math:fontweight="bold">
            <math:mrow>
              <math:mover math:accent="true">
                <math:mi>v</math:mi>
                <math:mo math:stretchy="false">→</math:mo>
              </math:mover>
            </math:mrow>
          </math:mstyle>
          <math:mrow>
            <math:mi/>
            <math:mo math:stretchy="false">=</math:mo>
            <math:mi/>
          </math:mrow>
          <math:mrow>
            <math:msub>
              <math:mi>Q</math:mi>
              <math:mn>0</math:mn>
            </math:msub>
            <math:mo math:stretchy="false">+</math:mo>
            <math:mi>s</math:mi>
          </math:mrow>
          <math:mstyle math:fontweight="bold">
            <math:mrow>
              <math:mover math:accent="true">
                <math:mi>w</math:mi>
                <math:mo math:stretchy="false">→</math:mo>
              </math:mover>
            </math:mrow>
          </math:mstyle>
        </math:mrow>
      </math:mtr>
      <math:mtr/>
      <math:mtr>
        <math:mrow>
          <math:mi>t</math:mi>
          <math:mrow>
            <math:mstyle math:fontweight="bold">
              <math:mrow>
                <math:mover math:accent="true">
                  <math:mi>v</math:mi>
                  <math:mo math:stretchy="false">→</math:mo>
                </math:mover>
              </math:mrow>
            </math:mstyle>
            <math:mo math:stretchy="false">−</math:mo>
            <math:mi>s</math:mi>
          </math:mrow>
          <math:mstyle math:fontweight="bold">
            <math:mrow>
              <math:mover math:accent="true">
                <math:mi>w</math:mi>
                <math:mo math:stretchy="false">→</math:mo>
              </math:mover>
            </math:mrow>
          </math:mstyle>
          <math:mrow>
            <math:mi/>
            <math:mo math:stretchy="false">=</math:mo>
            <math:mi/>
          </math:mrow>
          <math:mrow>
            <math:msub>
              <math:mi>Q</math:mi>
              <math:mn>0</math:mn>
            </math:msub>
            <math:mo math:stretchy="false">−</math:mo>
            <math:msub>
              <math:mi>P</math:mi>
              <math:mn>0</math:mn>
            </math:msub>
          </math:mrow>
        </math:mrow>
      </math:mtr>
    </math:mtable>
    <math:annotation math:encoding="StarMath 5.0">P(t) = P_{0} + t bold vec v newline
Q(s) = Q_{0} + s bold vec w newline
newline 
P_{0} + t bold vec v ~ = ~ Q_{0} + s bold vec w newline 
newline 
t bold vec v - s bold vec w ~ = ~ Q_{0} - P_{0} newline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5T11:19:21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